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3069" officeooo:paragraph-rsid="00163069"/>
    </style:style>
    <style:style style:name="P2" style:family="paragraph" style:parent-style-name="Standard">
      <style:text-properties fo:color="#c9211e" officeooo:rsid="00174e34" officeooo:paragraph-rsid="00174e34"/>
    </style:style>
    <style:style style:name="P3" style:family="paragraph" style:parent-style-name="Standard">
      <style:text-properties fo:font-weight="bold" officeooo:rsid="00163069" officeooo:paragraph-rsid="00163069" style:font-weight-asian="bold" style:font-weight-complex="bold"/>
    </style:style>
    <style:style style:name="P4" style:family="paragraph" style:parent-style-name="Standard">
      <style:text-properties fo:font-weight="bold" officeooo:rsid="0018a5df" officeooo:paragraph-rsid="0018a5df" style:font-weight-asian="bold" style:font-weight-complex="bold"/>
    </style:style>
    <style:style style:name="P5" style:family="paragraph" style:parent-style-name="Standard">
      <style:text-properties fo:font-weight="normal" officeooo:rsid="0018a5df" officeooo:paragraph-rsid="0018a5df" style:font-weight-asian="normal" style:font-weight-complex="normal"/>
    </style:style>
    <style:style style:name="P6" style:family="paragraph" style:parent-style-name="Standard">
      <style:text-properties officeooo:rsid="001a8cb5" officeooo:paragraph-rsid="001a8c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ally want to focus on linking and flow</text:p>
      <text:p text:style-name="P1"/>
      <text:p text:style-name="P6">in slide one link monte to pratise and say Nz is limited by size of GPU, for the Tesla v100x 32gb on wiay its 65,000. - this was the bit that used up all the ram and killed other people’s jobs, sorry again about that!</text:p>
      <text:p text:style-name="P1"/>
      <text:p text:style-name="P3">SLIDE 2</text:p>
      <text:p text:style-name="Standard"/>
      <text:p text:style-name="Standard">Why would we want likelihoods out of vitamin?</text:p>
      <text:p text:style-name="Standard"/>
      <text:p text:style-name="Standard">gives us another way to explain the quality of vitamin results and an avenue to improve them via likelihood reweighting compared to dynesity samples by a method called importance sampling.</text:p>
      <text:p text:style-name="Standard"/>
      <text:p text:style-name="Standard">the likelihoods from vitamin must be 1. reproducible (sufficient number of zj sampling iterations to minimise stochastic nature) 2. self consistent (higher likelihood values more probable to lie in 1sigma and lower likelihoods could not in general be contained in the crner plot contour)</text:p>
      <text:p text:style-name="Standard"/>
      <text:p text:style-name="Standard">tests of the latter are shown in corner plot here with good success, whilst the former is ongoing work...links to next slide</text:p>
      <text:p text:style-name="Standard"/>
      <text:p text:style-name="P4">SLIDE 3</text:p>
      <text:p text:style-name="P4"/>
      <text:p text:style-name="P5">So to recap,</text:p>
      <text:p text:style-name="P5"/>
      <text:p text:style-name="P5">we want faster PE for MMA</text:p>
      <text:p text:style-name="P5">have trained vitamin nextwork to learn posterior by minimising the cost function H</text:p>
      <text:p text:style-name="P5">have taken the samples and approximated their likelihood by monte carlo methods</text:p>
      <text:p text:style-name="P5">they have been shown to be self consistent in a qualitative test.</text:p>
      <text:p text:style-name="P5"/>
      <text:p text:style-name="P5">Ongoing/Future work:</text:p>
      <text:p text:style-name="P5"/>
      <text:p text:style-name="P5">more quantative test of reproducibiliy and error as a function of batch size</text:p>
      <text:p text:style-name="P5">rewight likelihoods from dynesty samples using importance sampling</text:p>
      <text:p text:style-name="P5">increasing paframeter space to include non-flat priors.</text:p>
      <text:p text:style-name="P5">just been updated to pre-release vit_c version so need to re-code in keras tensorflow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8:42:13.827176719</meta:creation-date>
    <meta:generator>LibreOffice/6.4.6.2$Linux_X86_64 LibreOffice_project/40$Build-2</meta:generator>
    <dc:date>2021-03-10T22:22:35.384080577</dc:date>
    <meta:editing-duration>PT2H39M40S</meta:editing-duration>
    <meta:editing-cycles>3</meta:editing-cycles>
    <meta:document-statistic meta:table-count="0" meta:image-count="0" meta:object-count="0" meta:page-count="1" meta:paragraph-count="18" meta:word-count="251" meta:character-count="1481" meta:non-whitespace-character-count="1247"/>
  </office:meta>
</office:document-meta>
</file>